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Subtitle">
      <style:paragraph-properties fo:margin-left="0cm" fo:margin-right="0cm" fo:text-indent="0cm" style:auto-text-indent="false"/>
    </style:style>
    <style:style style:name="P3" style:family="paragraph" style:parent-style-name="Title">
      <style:paragraph-properties fo:margin-left="0cm" fo:margin-right="0cm" fo:text-indent="0cm" style:auto-text-indent="fals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itle" style:master-page-name="First_20_Page">
      <style:paragraph-properties fo:margin-left="0cm" fo:margin-right="0cm" fo:text-indent="0cm" style:auto-text-indent="false" style:page-number="auto"/>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České vysoké učení technické</text:p>
      <text:p text:style-name="P2">Fakulta elektrotechnická</text:p>
      <text:p text:style-name="P1"/>
      <text:p text:style-name="P1"/>
      <text:p text:style-name="P1"/>
      <text:p text:style-name="P1"/>
      <text:p text:style-name="P1"/>
      <text:p text:style-name="P1"/>
      <text:p text:style-name="P1"/>
      <text:p text:style-name="P1"/>
      <text:p text:style-name="P1"/>
      <text:p text:style-name="P1"/>
      <text:p text:style-name="Title">[Název dokumentu]</text:p>
      <text:p text:style-name="Subtitle">Systém elekronických voleb</text:p>
      <text:p text:style-name="Subtitle">E-volby</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4">Obsah</text:p>
          </text:index-title>
          <text:p text:style-name="P5">Nadpis<text:tab/>3</text:p>
        </text:index-body>
      </text:table-of-content>
      <text:p text:style-name="Text_20_body"/>
      <text:h text:style-name="P6" text:outline-level="1">[První nadpis]</text:h>
      <text:p text:style-name="Text_20_body">text dokumentu text dokumentu text dokumentu text dokumentu text dokumentu text dokumentu text dokumentu text dokumentu text dokumentu text dokumentu text dokumentu text dokumentu text dokumentu text dokumentu text dokumentu text dokumentu text dokumentu text dokumentu text dokumentu text dokumentu text dokumentu </text:p>
      <text:p text:style-name="Text_20_body">text dokumentu text dokumentu text dokumentu text dokumentu text dokumentu text dokumentu text dokumentu text dokumentu text dokumentu text dokumentu text dokumentu text dokumentu text dokumentu text dokument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font-size="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cm" fo:margin-right="0cm" fo:margin-top="0cm" fo:margin-bottom="0.21cm" fo:text-align="center" style:justify-single-word="false" fo:text-indent="-0.101cm" style:auto-text-indent="false">
        <style:tab-stops/>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text:number-lines="false" text:line-number="0"/>
    </style:style>
    <style:style style:name="Autoři" style:family="paragraph" style:parent-style-name="Text_20_body" style:next-style-name="Text_20_body">
      <style:paragraph-properties fo:margin-top="0cm" fo:margin-bottom="0.21cm" fo:text-align="end" style:justify-single-word="false" style:shadow="none">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Název dokumentu]<text:tab/><text:tab/>E-volby</text:p>
      </style:header>
      <style:footer>
        <text:p text:style-name="Footer"><text:date style:data-style-name="N30" text:date-value="2010-10-03T17:17:06.97" text:fixed="true">3.10.2010</text:date><text:tab/><text:tab/><text:page-number text:select-page="current">3</text:page-number>/<text:page-count>3</text:page-count></text:p>
      </style:footer>
    </style:master-page>
    <style:master-page style:name="First_20_Page" style:display-name="First Page" style:page-layout-name="Mpm2" style:next-style-name="Standard">
      <style:footer>
        <text:p text:style-name="Footer"><text:date style:data-style-name="N30" text:date-value="2010-10-03T17:44:36.95" text:fixed="true">3.10.2010</text:date><text:tab/><text:tab/>[Autoři dokumentu]</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áš Čerevka</meta:initial-creator>
    <meta:creation-date>2010-10-03T17:06:19.93</meta:creation-date>
    <dc:date>2010-10-03T21:16:02.36</dc:date>
    <dc:creator>Tomáš Čerevka</dc:creator>
    <meta:editing-duration>PT00H25M28S</meta:editing-duration>
    <meta:editing-cycles>8</meta:editing-cycles>
    <meta:generator>OpenOffice.org/3.1$Win32 OpenOffice.org_project/310m19$Build-9420</meta:generator>
    <meta:document-statistic meta:table-count="0" meta:image-count="0" meta:object-count="0" meta:page-count="3" meta:paragraph-count="13" meta:word-count="95" meta:character-count="723"/>
  </office:meta>
</office:document-meta>
</file>